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7.6pt"/>
    </style:style>
    <style:style style:name="co2" style:family="table-column">
      <style:table-column-properties fo:break-before="auto" style:column-width="62.36pt"/>
    </style:style>
    <style:style style:name="co3" style:family="table-column">
      <style:table-column-properties fo:break-before="auto" style:column-width="61.65pt"/>
    </style:style>
    <style:style style:name="co4" style:family="table-column">
      <style:table-column-properties fo:break-before="auto" style:column-width="67.75pt"/>
    </style:style>
    <style:style style:name="co5" style:family="table-column">
      <style:table-column-properties fo:break-before="auto" style:column-width="67.0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dMovil-C210" table:style-name="ta1">
        <table:shapes>
          <draw:frame draw:z-index="0" draw:style-name="gr1" draw:text-style-name="P1" svg:width="453.51pt" svg:height="255.09pt" svg:x="173.03pt" svg:y="63.5pt">
            <draw:object draw:notify-on-update-of-ranges="'IndMovil-C210'.A2:'IndMovil-C210'.A4 'IndMovil-C210'.B1:'IndMovil-C210'.B1 'IndMovil-C210'.B2:'IndMovil-C210'.B4 'IndMovil-C210'.C1:'IndMovil-C210'.C1 'IndMovil-C210'.C2:'IndMovil-C210'.C4 'IndMovil-C210'.D1:'IndMovil-C210'.D1 'IndMovil-C210'.D2:'IndMovil-C210'.D4 'IndMovil-C210'.E1:'IndMovil-C210'.E1 'IndMovil-C210'.E2:'IndMovil-C210'.E4 'IndMovil-C210'.F1:'IndMovil-C210'.F1 'IndMovil-C210'.F2:'IndMovil-C210'.F4 'IndMovil-C210'.G1:'IndMovil-C210'.G1 'IndMovil-C210'.G2:'IndMovil-C210'.G4 'IndMovil-C210'.H1:'IndMovil-C210'.H1 'IndMovil-C210'.H2:'IndMovil-C210'.H4 'IndMovil-C210'.I1:'IndMovil-C210'.I1 'IndMovil-C210'.I2:'IndMovil-C210'.I4 'IndMovil-C210'.J1:'IndMovil-C210'.J1 'IndMovil-C210'.J2:'IndMovil-C210'.J4 'IndMovil-C210'.K1:'IndMovil-C210'.K1 'IndMovil-C210'.K2:'IndMovil-C210'.K4 'IndMovil-C210'.L1:'IndMovil-C210'.L1 'IndMovil-C210'.L2:'IndMovil-C210'.L4 'IndMovil-C210'.M1:'IndMovil-C210'.M1 'IndMovil-C210'.M2:'IndMovil-C210'.M4 'IndMovil-C210'.N1:'IndMovil-C210'.N1 'IndMovil-C210'.N2:'IndMovil-C210'.N4 'IndMovil-C210'.O1:'IndMovil-C210'.O1 'IndMovil-C210'.O2:'IndMovil-C210'.O4 'IndMovil-C210'.P1:'IndMovil-C210'.P1 'IndMovil-C210'.P2:'IndMovil-C210'.P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Tráfico Originado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Tráfico originado LDI</text:p>
          </table:table-cell>
          <table:table-cell office:value-type="float" office:value="27534596" calcext:value-type="float">
            <text:p>27534596</text:p>
          </table:table-cell>
          <table:table-cell office:value-type="float" office:value="33696861" calcext:value-type="float">
            <text:p>33696861</text:p>
          </table:table-cell>
          <table:table-cell office:value-type="float" office:value="54438622" calcext:value-type="float">
            <text:p>54438622</text:p>
          </table:table-cell>
          <table:table-cell office:value-type="float" office:value="88445908" calcext:value-type="float">
            <text:p>88445908</text:p>
          </table:table-cell>
          <table:table-cell office:value-type="float" office:value="106057993" calcext:value-type="float">
            <text:p>106057993</text:p>
          </table:table-cell>
          <table:table-cell office:value-type="float" office:value="84491031" calcext:value-type="float">
            <text:p>84491031</text:p>
          </table:table-cell>
          <table:table-cell office:value-type="float" office:value="90941795" calcext:value-type="float">
            <text:p>90941795</text:p>
          </table:table-cell>
          <table:table-cell office:value-type="float" office:value="100089005" calcext:value-type="float">
            <text:p>100089005</text:p>
          </table:table-cell>
          <table:table-cell office:value-type="float" office:value="111019433" calcext:value-type="float">
            <text:p>111019433</text:p>
          </table:table-cell>
          <table:table-cell office:value-type="float" office:value="134444480" calcext:value-type="float">
            <text:p>134444480</text:p>
          </table:table-cell>
          <table:table-cell office:value-type="float" office:value="131221859" calcext:value-type="float">
            <text:p>131221859</text:p>
          </table:table-cell>
          <table:table-cell office:value-type="float" office:value="131216402" calcext:value-type="float">
            <text:p>131216402</text:p>
          </table:table-cell>
          <table:table-cell office:value-type="float" office:value="167488499" calcext:value-type="float">
            <text:p>167488499</text:p>
          </table:table-cell>
          <table:table-cell office:value-type="float" office:value="215321771" calcext:value-type="float">
            <text:p>215321771</text:p>
          </table:table-cell>
          <table:table-cell office:value-type="float" office:value="160633194" calcext:value-type="float">
            <text:p>160633194</text:p>
          </table:table-cell>
        </table:table-row>
        <table:table-row table:style-name="ro1">
          <table:table-cell office:value-type="string" calcext:value-type="string">
            <text:p>Tráfico originado LDN</text:p>
          </table:table-cell>
          <table:table-cell office:value-type="float" office:value="92003635" calcext:value-type="float">
            <text:p>92003635</text:p>
          </table:table-cell>
          <table:table-cell office:value-type="float" office:value="127355662" calcext:value-type="float">
            <text:p>127355662</text:p>
          </table:table-cell>
          <table:table-cell office:value-type="float" office:value="235811642" calcext:value-type="float">
            <text:p>235811642</text:p>
          </table:table-cell>
          <table:table-cell office:value-type="float" office:value="905036839" calcext:value-type="float">
            <text:p>905036839</text:p>
          </table:table-cell>
          <table:table-cell office:value-type="float" office:value="1903386643" calcext:value-type="float">
            <text:p>1903386643</text:p>
          </table:table-cell>
          <table:table-cell office:value-type="float" office:value="2395392276" calcext:value-type="float">
            <text:p>2395392276</text:p>
          </table:table-cell>
          <table:table-cell office:value-type="float" office:value="1769854298" calcext:value-type="float">
            <text:p>17698542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áfico originado Local</text:p>
          </table:table-cell>
          <table:table-cell office:value-type="float" office:value="2394580164" calcext:value-type="float">
            <text:p>2394580164</text:p>
          </table:table-cell>
          <table:table-cell office:value-type="float" office:value="2639573125" calcext:value-type="float">
            <text:p>2639573125</text:p>
          </table:table-cell>
          <table:table-cell office:value-type="float" office:value="4300811363" calcext:value-type="float">
            <text:p>4300811363</text:p>
          </table:table-cell>
          <table:table-cell office:value-type="float" office:value="8250368519" calcext:value-type="float">
            <text:p>8250368519</text:p>
          </table:table-cell>
          <table:table-cell office:value-type="float" office:value="12515102774" calcext:value-type="float">
            <text:p>12515102774</text:p>
          </table:table-cell>
          <table:table-cell office:value-type="float" office:value="17377847673" calcext:value-type="float">
            <text:p>17377847673</text:p>
          </table:table-cell>
          <table:table-cell office:value-type="float" office:value="19648912176" calcext:value-type="float">
            <text:p>19648912176</text:p>
          </table:table-cell>
          <table:table-cell office:value-type="float" office:value="26756356826" calcext:value-type="float">
            <text:p>26756356826</text:p>
          </table:table-cell>
          <table:table-cell office:value-type="float" office:value="32613594433" calcext:value-type="float">
            <text:p>32613594433</text:p>
          </table:table-cell>
          <table:table-cell office:value-type="float" office:value="38404117745" calcext:value-type="float">
            <text:p>38404117745</text:p>
          </table:table-cell>
          <table:table-cell office:value-type="float" office:value="43263274050" calcext:value-type="float">
            <text:p>43263274050</text:p>
          </table:table-cell>
          <table:table-cell office:value-type="float" office:value="47994342480" calcext:value-type="float">
            <text:p>47994342480</text:p>
          </table:table-cell>
          <table:table-cell office:value-type="float" office:value="55746187929" calcext:value-type="float">
            <text:p>55746187929</text:p>
          </table:table-cell>
          <table:table-cell office:value-type="float" office:value="65083956638" calcext:value-type="float">
            <text:p>65083956638</text:p>
          </table:table-cell>
          <table:table-cell office:value-type="float" office:value="54570941785" calcext:value-type="float">
            <text:p>545709417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3">00/00/0000</text:date>, <text:time style:data-style-name="N2" text:time-value="22:51:22.8356031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MacOSX_X86_64 LibreOffice_project/60bfb1526849283ce2491346ed2aa51c465abfe6</meta:generator>
    <dc:date>2019-03-03T22:52:15.293288112</dc:date>
    <meta:editing-duration>PT2M21S</meta:editing-duration>
    <meta:editing-cycles>2</meta:editing-cycles>
    <meta:document-statistic meta:table-count="1" meta:cell-count="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07cm" svg:y="0.315cm" chart:style-name="ch2">
          <text:p>Tráfico móvil originado en minutos</text:p>
        </chart:title>
        <chart:legend chart:legend-position="end" svg:x="14.506cm" svg:y="0.745cm" style:legend-expansion="high" chart:style-name="ch3"/>
        <chart:plot-area chart:style-name="ch4" table:cell-range-address="'IndMovil-C210'.A1:'IndMovil-C210'.P4" chart:data-source-has-labels="both" svg:x="0.32cm" svg:y="1.28cm" svg:width="13.866cm" svg:height="7.54cm">
          <chartooo:coordinate-region svg:x="2.603cm" svg:y="1.477cm" svg:width="11.583cm" svg:height="6.7cm"/>
          <chart:axis chart:dimension="x" chart:name="primary-x" chart:style-name="ch5" chartooo:axis-type="auto">
            <chartooo:date-scale/>
            <chart:categories table:cell-range-address="'IndMovil-C210'.A2:'IndMovil-C210'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IndMovil-C210'.B2:'IndMovil-C210'.B4" chart:label-cell-address="'IndMovil-C210'.B1:'IndMovil-C210'.B1" chart:class="chart:bar">
            <chart:data-point chart:repeated="3"/>
          </chart:series>
          <chart:series chart:style-name="ch9" chart:values-cell-range-address="'IndMovil-C210'.C2:'IndMovil-C210'.C4" chart:label-cell-address="'IndMovil-C210'.C1:'IndMovil-C210'.C1" chart:class="chart:bar">
            <chart:data-point chart:repeated="3"/>
          </chart:series>
          <chart:series chart:style-name="ch10" chart:values-cell-range-address="'IndMovil-C210'.D2:'IndMovil-C210'.D4" chart:label-cell-address="'IndMovil-C210'.D1:'IndMovil-C210'.D1" chart:class="chart:bar">
            <chart:data-point chart:repeated="3"/>
          </chart:series>
          <chart:series chart:style-name="ch11" chart:values-cell-range-address="'IndMovil-C210'.E2:'IndMovil-C210'.E4" chart:label-cell-address="'IndMovil-C210'.E1:'IndMovil-C210'.E1" chart:class="chart:bar">
            <chart:data-point chart:repeated="3"/>
          </chart:series>
          <chart:series chart:style-name="ch12" chart:values-cell-range-address="'IndMovil-C210'.F2:'IndMovil-C210'.F4" chart:label-cell-address="'IndMovil-C210'.F1:'IndMovil-C210'.F1" chart:class="chart:bar">
            <chart:data-point chart:repeated="3"/>
          </chart:series>
          <chart:series chart:style-name="ch13" chart:values-cell-range-address="'IndMovil-C210'.G2:'IndMovil-C210'.G4" chart:label-cell-address="'IndMovil-C210'.G1:'IndMovil-C210'.G1" chart:class="chart:bar">
            <chart:data-point chart:repeated="3"/>
          </chart:series>
          <chart:series chart:style-name="ch14" chart:values-cell-range-address="'IndMovil-C210'.H2:'IndMovil-C210'.H4" chart:label-cell-address="'IndMovil-C210'.H1:'IndMovil-C210'.H1" chart:class="chart:bar">
            <chart:data-point chart:repeated="3"/>
          </chart:series>
          <chart:series chart:style-name="ch15" chart:values-cell-range-address="'IndMovil-C210'.I2:'IndMovil-C210'.I4" chart:label-cell-address="'IndMovil-C210'.I1:'IndMovil-C210'.I1" chart:class="chart:bar">
            <chart:data-point chart:repeated="3"/>
          </chart:series>
          <chart:series chart:style-name="ch16" chart:values-cell-range-address="'IndMovil-C210'.J2:'IndMovil-C210'.J4" chart:label-cell-address="'IndMovil-C210'.J1:'IndMovil-C210'.J1" chart:class="chart:bar">
            <chart:data-point chart:repeated="3"/>
          </chart:series>
          <chart:series chart:style-name="ch17" chart:values-cell-range-address="'IndMovil-C210'.K2:'IndMovil-C210'.K4" chart:label-cell-address="'IndMovil-C210'.K1:'IndMovil-C210'.K1" chart:class="chart:bar">
            <chart:data-point chart:repeated="3"/>
          </chart:series>
          <chart:series chart:style-name="ch18" chart:values-cell-range-address="'IndMovil-C210'.L2:'IndMovil-C210'.L4" chart:label-cell-address="'IndMovil-C210'.L1:'IndMovil-C210'.L1" chart:class="chart:bar">
            <chart:data-point chart:repeated="3"/>
          </chart:series>
          <chart:series chart:style-name="ch19" chart:values-cell-range-address="'IndMovil-C210'.M2:'IndMovil-C210'.M4" chart:label-cell-address="'IndMovil-C210'.M1:'IndMovil-C210'.M1" chart:class="chart:bar">
            <chart:data-point chart:repeated="3"/>
          </chart:series>
          <chart:series chart:style-name="ch8" chart:values-cell-range-address="'IndMovil-C210'.N2:'IndMovil-C210'.N4" chart:label-cell-address="'IndMovil-C210'.N1:'IndMovil-C210'.N1" chart:class="chart:bar">
            <chart:data-point chart:repeated="3"/>
          </chart:series>
          <chart:series chart:style-name="ch9" chart:values-cell-range-address="'IndMovil-C210'.O2:'IndMovil-C210'.O4" chart:label-cell-address="'IndMovil-C210'.O1:'IndMovil-C210'.O1" chart:class="chart:bar">
            <chart:data-point chart:repeated="3"/>
          </chart:series>
          <chart:series chart:style-name="ch10" chart:values-cell-range-address="'IndMovil-C210'.P2:'IndMovil-C210'.P4" chart:label-cell-address="'IndMovil-C210'.P1:'IndMovil-C210'.P1" chart:class="chart:bar">
            <chart:data-point chart:repeated="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4</text:p>
                <draw:g>
                  <svg:desc>'IndMovil-C210'.B1:'IndMovil-C210'.B1</svg:desc>
                </draw:g>
              </table:table-cell>
              <table:table-cell office:value-type="string">
                <text:p>2005</text:p>
                <draw:g>
                  <svg:desc>'IndMovil-C210'.C1:'IndMovil-C210'.C1</svg:desc>
                </draw:g>
              </table:table-cell>
              <table:table-cell office:value-type="string">
                <text:p>2006</text:p>
                <draw:g>
                  <svg:desc>'IndMovil-C210'.D1:'IndMovil-C210'.D1</svg:desc>
                </draw:g>
              </table:table-cell>
              <table:table-cell office:value-type="string">
                <text:p>2007</text:p>
                <draw:g>
                  <svg:desc>'IndMovil-C210'.E1:'IndMovil-C210'.E1</svg:desc>
                </draw:g>
              </table:table-cell>
              <table:table-cell office:value-type="string">
                <text:p>2008</text:p>
                <draw:g>
                  <svg:desc>'IndMovil-C210'.F1:'IndMovil-C210'.F1</svg:desc>
                </draw:g>
              </table:table-cell>
              <table:table-cell office:value-type="string">
                <text:p>2009</text:p>
                <draw:g>
                  <svg:desc>'IndMovil-C210'.G1:'IndMovil-C210'.G1</svg:desc>
                </draw:g>
              </table:table-cell>
              <table:table-cell office:value-type="string">
                <text:p>2010</text:p>
                <draw:g>
                  <svg:desc>'IndMovil-C210'.H1:'IndMovil-C210'.H1</svg:desc>
                </draw:g>
              </table:table-cell>
              <table:table-cell office:value-type="string">
                <text:p>2011</text:p>
                <draw:g>
                  <svg:desc>'IndMovil-C210'.I1:'IndMovil-C210'.I1</svg:desc>
                </draw:g>
              </table:table-cell>
              <table:table-cell office:value-type="string">
                <text:p>2012</text:p>
                <draw:g>
                  <svg:desc>'IndMovil-C210'.J1:'IndMovil-C210'.J1</svg:desc>
                </draw:g>
              </table:table-cell>
              <table:table-cell office:value-type="string">
                <text:p>2013</text:p>
                <draw:g>
                  <svg:desc>'IndMovil-C210'.K1:'IndMovil-C210'.K1</svg:desc>
                </draw:g>
              </table:table-cell>
              <table:table-cell office:value-type="string">
                <text:p>2014</text:p>
                <draw:g>
                  <svg:desc>'IndMovil-C210'.L1:'IndMovil-C210'.L1</svg:desc>
                </draw:g>
              </table:table-cell>
              <table:table-cell office:value-type="string">
                <text:p>2015</text:p>
                <draw:g>
                  <svg:desc>'IndMovil-C210'.M1:'IndMovil-C210'.M1</svg:desc>
                </draw:g>
              </table:table-cell>
              <table:table-cell office:value-type="string">
                <text:p>2016</text:p>
                <draw:g>
                  <svg:desc>'IndMovil-C210'.N1:'IndMovil-C210'.N1</svg:desc>
                </draw:g>
              </table:table-cell>
              <table:table-cell office:value-type="string">
                <text:p>2017</text:p>
                <draw:g>
                  <svg:desc>'IndMovil-C210'.O1:'IndMovil-C210'.O1</svg:desc>
                </draw:g>
              </table:table-cell>
              <table:table-cell office:value-type="string">
                <text:p>2018</text:p>
                <draw:g>
                  <svg:desc>'IndMovil-C210'.P1:'IndMovil-C210'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áfico originado LDI</text:p>
                <draw:g>
                  <svg:desc>'IndMovil-C210'.A2:'IndMovil-C210'.A4</svg:desc>
                </draw:g>
              </table:table-cell>
              <table:table-cell office:value-type="float" office:value="27534596">
                <text:p>27534596</text:p>
                <draw:g>
                  <svg:desc>'IndMovil-C210'.B2:'IndMovil-C210'.B4</svg:desc>
                </draw:g>
              </table:table-cell>
              <table:table-cell office:value-type="float" office:value="33696861">
                <text:p>33696861</text:p>
                <draw:g>
                  <svg:desc>'IndMovil-C210'.C2:'IndMovil-C210'.C4</svg:desc>
                </draw:g>
              </table:table-cell>
              <table:table-cell office:value-type="float" office:value="54438622">
                <text:p>54438622</text:p>
                <draw:g>
                  <svg:desc>'IndMovil-C210'.D2:'IndMovil-C210'.D4</svg:desc>
                </draw:g>
              </table:table-cell>
              <table:table-cell office:value-type="float" office:value="88445908">
                <text:p>88445908</text:p>
                <draw:g>
                  <svg:desc>'IndMovil-C210'.E2:'IndMovil-C210'.E4</svg:desc>
                </draw:g>
              </table:table-cell>
              <table:table-cell office:value-type="float" office:value="106057993">
                <text:p>106057993</text:p>
                <draw:g>
                  <svg:desc>'IndMovil-C210'.F2:'IndMovil-C210'.F4</svg:desc>
                </draw:g>
              </table:table-cell>
              <table:table-cell office:value-type="float" office:value="84491031">
                <text:p>84491031</text:p>
                <draw:g>
                  <svg:desc>'IndMovil-C210'.G2:'IndMovil-C210'.G4</svg:desc>
                </draw:g>
              </table:table-cell>
              <table:table-cell office:value-type="float" office:value="90941795">
                <text:p>90941795</text:p>
                <draw:g>
                  <svg:desc>'IndMovil-C210'.H2:'IndMovil-C210'.H4</svg:desc>
                </draw:g>
              </table:table-cell>
              <table:table-cell office:value-type="float" office:value="100089005">
                <text:p>100089005</text:p>
                <draw:g>
                  <svg:desc>'IndMovil-C210'.I2:'IndMovil-C210'.I4</svg:desc>
                </draw:g>
              </table:table-cell>
              <table:table-cell office:value-type="float" office:value="111019433">
                <text:p>111019433</text:p>
                <draw:g>
                  <svg:desc>'IndMovil-C210'.J2:'IndMovil-C210'.J4</svg:desc>
                </draw:g>
              </table:table-cell>
              <table:table-cell office:value-type="float" office:value="134444480">
                <text:p>134444480</text:p>
                <draw:g>
                  <svg:desc>'IndMovil-C210'.K2:'IndMovil-C210'.K4</svg:desc>
                </draw:g>
              </table:table-cell>
              <table:table-cell office:value-type="float" office:value="131221859">
                <text:p>131221859</text:p>
                <draw:g>
                  <svg:desc>'IndMovil-C210'.L2:'IndMovil-C210'.L4</svg:desc>
                </draw:g>
              </table:table-cell>
              <table:table-cell office:value-type="float" office:value="131216402">
                <text:p>131216402</text:p>
                <draw:g>
                  <svg:desc>'IndMovil-C210'.M2:'IndMovil-C210'.M4</svg:desc>
                </draw:g>
              </table:table-cell>
              <table:table-cell office:value-type="float" office:value="167488499">
                <text:p>167488499</text:p>
                <draw:g>
                  <svg:desc>'IndMovil-C210'.N2:'IndMovil-C210'.N4</svg:desc>
                </draw:g>
              </table:table-cell>
              <table:table-cell office:value-type="float" office:value="215321771">
                <text:p>215321771</text:p>
                <draw:g>
                  <svg:desc>'IndMovil-C210'.O2:'IndMovil-C210'.O4</svg:desc>
                </draw:g>
              </table:table-cell>
              <table:table-cell office:value-type="float" office:value="160633194">
                <text:p>160633194</text:p>
                <draw:g>
                  <svg:desc>'IndMovil-C210'.P2:'IndMovil-C210'.P4</svg:desc>
                </draw:g>
              </table:table-cell>
            </table:table-row>
            <table:table-row>
              <table:table-cell office:value-type="string">
                <text:p>Tráfico originado LDN</text:p>
              </table:table-cell>
              <table:table-cell office:value-type="float" office:value="92003635">
                <text:p>92003635</text:p>
              </table:table-cell>
              <table:table-cell office:value-type="float" office:value="127355662">
                <text:p>127355662</text:p>
              </table:table-cell>
              <table:table-cell office:value-type="float" office:value="235811642">
                <text:p>235811642</text:p>
              </table:table-cell>
              <table:table-cell office:value-type="float" office:value="905036839">
                <text:p>905036839</text:p>
              </table:table-cell>
              <table:table-cell office:value-type="float" office:value="1903386643">
                <text:p>1903386643</text:p>
              </table:table-cell>
              <table:table-cell office:value-type="float" office:value="2395392276">
                <text:p>2395392276</text:p>
              </table:table-cell>
              <table:table-cell office:value-type="float" office:value="1769854298">
                <text:p>1769854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áfico originado Local</text:p>
              </table:table-cell>
              <table:table-cell office:value-type="float" office:value="2394580164">
                <text:p>2394580164</text:p>
              </table:table-cell>
              <table:table-cell office:value-type="float" office:value="2639573125">
                <text:p>2639573125</text:p>
              </table:table-cell>
              <table:table-cell office:value-type="float" office:value="4300811363">
                <text:p>4300811363</text:p>
              </table:table-cell>
              <table:table-cell office:value-type="float" office:value="8250368519">
                <text:p>8250368519</text:p>
              </table:table-cell>
              <table:table-cell office:value-type="float" office:value="12515102774">
                <text:p>12515102774</text:p>
              </table:table-cell>
              <table:table-cell office:value-type="float" office:value="17377847673">
                <text:p>17377847673</text:p>
              </table:table-cell>
              <table:table-cell office:value-type="float" office:value="19648912176">
                <text:p>19648912176</text:p>
              </table:table-cell>
              <table:table-cell office:value-type="float" office:value="26756356826">
                <text:p>26756356826</text:p>
              </table:table-cell>
              <table:table-cell office:value-type="float" office:value="32613594433">
                <text:p>32613594433</text:p>
              </table:table-cell>
              <table:table-cell office:value-type="float" office:value="38404117745">
                <text:p>38404117745</text:p>
              </table:table-cell>
              <table:table-cell office:value-type="float" office:value="43263274050">
                <text:p>43263274050</text:p>
              </table:table-cell>
              <table:table-cell office:value-type="float" office:value="47994342480">
                <text:p>47994342480</text:p>
              </table:table-cell>
              <table:table-cell office:value-type="float" office:value="55746187929">
                <text:p>55746187929</text:p>
              </table:table-cell>
              <table:table-cell office:value-type="float" office:value="65083956638">
                <text:p>65083956638</text:p>
              </table:table-cell>
              <table:table-cell office:value-type="float" office:value="54570941785">
                <text:p>545709417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